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3424" calcext:value-type="float">
            <text:p>99.0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3208" calcext:value-type="float">
            <text:p>81.2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9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8102</text:p>
          </table:table-cell>
          <table:table-cell office:value-type="string" calcext:value-type="string">
            <text:p>196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